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fe89"/>
    </style:style>
    <style:style style:name="P2" style:family="paragraph" style:parent-style-name="Preformatted_20_Text">
      <style:paragraph-properties fo:break-before="page"/>
      <style:text-properties officeooo:paragraph-rsid="0001ce67"/>
    </style:style>
    <style:style style:name="P3" style:family="paragraph" style:parent-style-name="Preformatted_20_Text">
      <style:text-properties officeooo:paragraph-rsid="0001ce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; cl65 -o test -u __EXEHDR__ -t c64 -I ~/cc65/include -L ~/cc65/lib -C c64-asm.cfg highres_Bank0.s</text:p>
      <text:p text:style-name="P1">; mv test ~/Vice/vicefs/</text:p>
      <text:p text:style-name="Preformatted_20_Text">; run</text:p>
      <text:p text:style-name="Preformatted_20_Text"/>
      <text:p text:style-name="Preformatted_20_Text"><text:s text:c="3"/>; ***** set bitmap mode</text:p>
      <text:p text:style-name="Preformatted_20_Text"><text:s text:c="3"/>lda $d011</text:p>
      <text:p text:style-name="Preformatted_20_Text"><text:s text:c="3"/>ora #32</text:p>
      <text:p text:style-name="Preformatted_20_Text"><text:s text:c="3"/>sta $d011</text:p>
      <text:p text:style-name="Preformatted_20_Text"/>
      <text:p text:style-name="Preformatted_20_Text"><text:s text:c="3"/>; ***** Bank 0</text:p>
      <text:p text:style-name="Preformatted_20_Text"><text:s text:c="3"/>lda $dd00</text:p>
      <text:p text:style-name="Preformatted_20_Text"><text:s text:c="3"/>ora #3 <text:s text:c="8"/>; $0000 to $3fff</text:p>
      <text:p text:style-name="Preformatted_20_Text"><text:s text:c="3"/>sta $dd00</text:p>
      <text:p text:style-name="Preformatted_20_Text"/>
      <text:p text:style-name="Preformatted_20_Text"><text:s text:c="3"/>; ***** (high nibble; 1) Video Matrix: $400</text:p>
      <text:p text:style-name="Preformatted_20_Text"><text:s text:c="3"/>; ***** (low nibble; 8) <text:s/>Use upper half</text:p>
      <text:p text:style-name="Preformatted_20_Text"><text:s text:c="3"/>lda #$18</text:p>
      <text:p text:style-name="Preformatted_20_Text"><text:s text:c="3"/>sta $d018</text:p>
      <text:p text:style-name="Preformatted_20_Text"/>
      <text:p text:style-name="Preformatted_20_Text"><text:s text:c="3"/>; ******************************************************************************** Start drawing</text:p>
      <text:p text:style-name="Preformatted_20_Text"><text:s text:c="3"/>lda #$01 <text:s text:c="6"/>; black &amp; white</text:p>
      <text:p text:style-name="Preformatted_20_Text"><text:s text:c="3"/>sta $400 <text:s text:c="6"/>; a cell with the two colors</text:p>
      <text:p text:style-name="Preformatted_20_Text"/>
      <text:p text:style-name="Preformatted_20_Text"><text:s text:c="3"/>ldx #$0 <text:s text:c="7"/>; index for img array</text:p>
      <text:p text:style-name="Preformatted_20_Text"><text:s text:c="3"/>ldy #8 <text:s text:c="8"/>; number of bytes to read from</text:p>
      <text:p text:style-name="Preformatted_20_Text">loop1:</text:p>
      <text:p text:style-name="Preformatted_20_Text"><text:s text:c="3"/>lda img,x</text:p>
      <text:p text:style-name="Preformatted_20_Text"><text:s text:c="3"/>sta $2000,x</text:p>
      <text:p text:style-name="Preformatted_20_Text"><text:s text:c="3"/>inx</text:p>
      <text:p text:style-name="Preformatted_20_Text"><text:s text:c="3"/>dey</text:p>
      <text:p text:style-name="Preformatted_20_Text"><text:s text:c="3"/>bne loop1</text:p>
      <text:p text:style-name="Preformatted_20_Text"/>
      <text:p text:style-name="Preformatted_20_Text">loop:</text:p>
      <text:p text:style-name="Preformatted_20_Text"><text:s text:c="3"/>jmp loop</text:p>
      <text:p text:style-name="Preformatted_20_Text"/>
      <text:p text:style-name="Preformatted_20_Text">img: .byte $28, $28, $ee, 0, $ee, $28, $28, 0</text:p>
      <text:p text:style-name="Preformatted_20_Text"/>
      <text:p text:style-name="Preformatted_20_Text"/>
      <text:p text:style-name="P2">; cl65 -o test -u __EXEHDR__ -t c64 -I ~/cc65/include -L ~/cc65/lib -C c64-asm.cfg highres_Bank1.s</text:p>
      <text:p text:style-name="P3">; mv test ~/Vice/vicefs/</text:p>
      <text:p text:style-name="Preformatted_20_Text">; run</text:p>
      <text:p text:style-name="Preformatted_20_Text"/>
      <text:p text:style-name="Preformatted_20_Text"><text:s text:c="3"/>; ***** set bitmap mode</text:p>
      <text:p text:style-name="Preformatted_20_Text"><text:s text:c="3"/>lda $d011</text:p>
      <text:p text:style-name="Preformatted_20_Text"><text:s text:c="3"/>ora #32</text:p>
      <text:p text:style-name="Preformatted_20_Text"><text:s text:c="3"/>sta $d011</text:p>
      <text:p text:style-name="Preformatted_20_Text"/>
      <text:p text:style-name="Preformatted_20_Text"><text:s text:c="3"/>; ***** Bank 1</text:p>
      <text:p text:style-name="Preformatted_20_Text"><text:s text:c="3"/>lda $dd00</text:p>
      <text:p text:style-name="Preformatted_20_Text"><text:s text:c="3"/>ora #2 <text:s text:c="8"/>; $4000 to $7fff</text:p>
      <text:p text:style-name="Preformatted_20_Text"><text:s text:c="3"/>sta $dd00</text:p>
      <text:p text:style-name="Preformatted_20_Text"/>
      <text:p text:style-name="Preformatted_20_Text"><text:s text:c="3"/>; ***** (high nibble; 2) Video Matrix: $800; refers to cell</text:p>
      <text:p text:style-name="Preformatted_20_Text"><text:s text:c="3"/>; ***** (low nibble; 8) <text:s/>Use upper half</text:p>
      <text:p text:style-name="Preformatted_20_Text"><text:s text:c="3"/>lda #$28</text:p>
      <text:p text:style-name="Preformatted_20_Text"><text:s text:c="3"/>sta $d018</text:p>
      <text:p text:style-name="Preformatted_20_Text"/>
      <text:p text:style-name="Preformatted_20_Text"><text:s text:c="3"/>; ******************************************************************************** Start drawing</text:p>
      <text:p text:style-name="Preformatted_20_Text"><text:s text:c="3"/>lda #$67</text:p>
      <text:p text:style-name="Preformatted_20_Text"><text:s text:c="3"/>sta $800 <text:s text:c="6"/>; a cell with the two colors</text:p>
      <text:p text:style-name="Preformatted_20_Text"/>
      <text:p text:style-name="Preformatted_20_Text"><text:s text:c="3"/>ldx #$0 <text:s text:c="7"/>; index for img array</text:p>
      <text:p text:style-name="Preformatted_20_Text"><text:s text:c="3"/>ldy #8 <text:s text:c="8"/>; number of bytes to read from</text:p>
      <text:p text:style-name="Preformatted_20_Text">loop1:</text:p>
      <text:p text:style-name="Preformatted_20_Text"><text:s text:c="3"/>lda img,x</text:p>
      <text:p text:style-name="Preformatted_20_Text"><text:s text:c="3"/>sta $2000,x</text:p>
      <text:p text:style-name="Preformatted_20_Text"><text:s text:c="3"/>inx</text:p>
      <text:p text:style-name="Preformatted_20_Text"><text:s text:c="3"/>dey</text:p>
      <text:p text:style-name="Preformatted_20_Text"><text:s text:c="3"/>bne loop1</text:p>
      <text:p text:style-name="Preformatted_20_Text"/>
      <text:p text:style-name="Preformatted_20_Text">loop:</text:p>
      <text:p text:style-name="Preformatted_20_Text"><text:s text:c="3"/>jmp loop</text:p>
      <text:p text:style-name="Preformatted_20_Text"/>
      <text:p text:style-name="Preformatted_20_Text">img: .byte $28, $28, $ee, 0, $ee, $28, $28, 0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8-17T13:32:21.928926684</dc:date>
    <meta:editing-duration>PT2M53S</meta:editing-duration>
    <meta:editing-cycles>3</meta:editing-cycles>
    <meta:document-statistic meta:table-count="0" meta:image-count="0" meta:object-count="0" meta:page-count="2" meta:paragraph-count="58" meta:word-count="245" meta:character-count="1504" meta:non-whitespace-character-count="1113"/>
  </office:meta>
</office:document-meta>
</file>